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BB39DCA4217537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31cm" fo:min-width="1.463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13cm" svg:y="3.429cm">
          <draw:image xlink:href="Pictures/10000201000004B000000322BB39DCA421753780.png" xlink:type="simple" xlink:show="embed" xlink:actuate="onLoad">
            <text:p/>
          </draw:image>
        </draw:frame>
        <draw:custom-shape draw:style-name="gr2" draw:text-style-name="P2" draw:layer="layout" svg:width="2.351cm" svg:height="2.134cm" draw:transform="rotate (-0.197047672550161) translate (12.306cm 6.3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17.426cm" svg:y="5.632cm">
          <text:p text:style-name="P1"><text:span text:style-name="T1">Depot hie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3954.3075941289 16375.41229385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7:24:36.409455455</meta:creation-date>
    <dc:date>2019-09-19T07:24:03.000276583</dc:date>
    <meta:editing-duration>PT28M35S</meta:editing-duration>
    <meta:editing-cycles>8</meta:editing-cycles>
    <meta:generator>LibreOffice/5.4.5.1$MacOSX_X86_64 LibreOffice_project/79c9829dd5d8054ec39a82dc51cd9eff340dbee8</meta:generator>
    <meta:document-statistic meta:object-count="3"/>
  </office:meta>
</office:document-meta>
</file>